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23cm"/>
    </style:style>
    <style:style style:name="co4" style:family="table-column">
      <style:table-column-properties fo:break-before="auto" style:column-width="6.789cm"/>
    </style:style>
    <style:style style:name="co5" style:family="table-column">
      <style:table-column-properties fo:break-before="auto" style:column-width="10.111cm"/>
    </style:style>
    <style:style style:name="co6" style:family="table-column">
      <style:table-column-properties fo:break-before="auto" style:column-width="18.445cm"/>
    </style:style>
    <style:style style:name="co7" style:family="table-column">
      <style:table-column-properties fo:break-before="auto" style:column-width="8.751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1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style:text-position="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position="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Liberation Sans1" style:font-name-asian="Liberation Sans1" style:language-asian="hi" style:country-asian="IN" style:font-name-complex="DejaVu Sans" style:font-size-complex="6.80000019073486pt" style:language-complex="en" style:country-complex="US"/>
    </style:style>
    <style:style style:name="ce1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text-position=""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>
      <style:text-properties style:text-position="" fo:font-size="11pt" style:font-size-asian="11pt" style:font-size-complex="11pt"/>
    </style:style>
    <style:style style:name="ce12" style:family="table-cell" style:parent-style-name="Default" style:data-style-name="N37">
      <style:text-properties style:text-position="" fo:font-size="11pt" style:font-size-asian="11pt" style:font-size-complex="11pt"/>
    </style:style>
    <style:style style:name="ce13" style:family="table-cell" style:parent-style-name="Default">
      <style:table-cell-properties fo:background-color="transparent"/>
      <style:text-properties style:text-position="" fo:font-size="11pt" style:font-size-asian="11pt" style:font-size-complex="11pt"/>
    </style:style>
    <style:style style:name="ce14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1" style:font-name-asian="Liberation Sans1" style:language-asian="hi" style:country-asian="IN" style:font-name-complex="DejaVu Sans" style:font-size-complex="6.80000019073486pt" style:language-complex="en" style:country-complex="U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0000" style:font-name="Liberation Sans1" style:font-name-asian="Liberation Sans1" style:language-asian="hi" style:country-asian="IN" style:font-name-complex="DejaVu Sans" style:font-size-complex="6.80000019073486pt" style:language-complex="en" style:country-complex="US"/>
    </style:style>
    <style:style style:name="ce23" style:family="table-cell" style:parent-style-name="Default">
      <style:text-properties style:use-window-font-color="true" style:text-outline="false" style:text-line-through-style="none" style:font-name="Calibri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font-name="Liberation Sans1" fo:font-size="10pt" fo:language="en" fo:country="IN" fo:font-style="normal" fo:text-shadow="none" style:text-underline-style="none" fo:font-weight="normal" style:letter-kerning="true" style:font-name-asian="Liberation Sans1" style:font-size-asian="10pt" style:language-asian="hi" style:country-asian="IN" style:font-style-asian="normal" style:font-weight-asian="normal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ize="10pt" fo:language="en" fo:country="IN" fo:font-style="normal" fo:text-shadow="none" style:text-underline-style="none" fo:font-weight="normal" style:letter-kerning="true" style:font-name-asian="Liberation Sans1" style:font-size-asian="10pt" style:language-asian="hi" style:country-asian="IN" style:font-style-asian="normal" style:font-weight-asian="normal" style:font-style-complex="normal" style:font-weight-complex="normal" style:text-emphasize="none"/>
    </style:style>
    <style:style style:name="T3" style:family="text">
      <style:text-properties fo:color="#00ff00"/>
    </style:style>
    <style:style style:name="T4" style:family="text">
      <style:text-properties style:text-outline="false" style:text-line-through-style="none" fo:font-size="10pt" fo:language="en" fo:country="IN" fo:font-style="normal" fo:text-shadow="none" style:text-underline-style="none" fo:font-weight="normal" style:letter-kerning="true" style:font-name-asian="Liberation Sans1" style:font-size-asian="10pt" style:language-asian="hi" style:country-asian="IN" style:font-style-asian="normal" style:font-weight-asian="normal" style:font-style-complex="normal" style:font-weight-complex="normal" style:text-emphasize="none"/>
    </style:style>
    <style:style style:name="T5" style:family="text">
      <style:text-properties style:use-window-font-color="true" style:text-outline="false" style:text-line-through-style="none" style:font-name="Liberation Sans1" fo:font-size="10pt" fo:language="en" fo:country="IN" fo:font-style="normal" fo:text-shadow="none" style:text-underline-style="none" fo:font-weight="bold" style:letter-kerning="true" style:font-name-asian="Liberation Sans1" style:font-size-asian="10pt" style:language-asian="hi" style:country-asian="IN" style:font-style-asian="normal" style:font-weight-asian="normal" style:font-style-complex="normal" style:font-weight-complex="normal" style:text-emphasize="non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7" table:default-cell-style-name="ce19"/>
        <table:table-column table:style-name="co1" table:number-columns-repeated="1022" table:default-cell-style-name="ce19"/>
        <table:table-row table:style-name="ro1">
          <table:table-cell table:style-name="ce17" office:value-type="string">
            <text:p>date</text:p>
          </table:table-cell>
          <table:table-cell table:style-name="ce17" office:value-type="string">
            <text:p>tasks</text:p>
          </table:table-cell>
          <table:table-cell table:style-name="ce17" table:number-columns-repeated="1022"/>
        </table:table-row>
        <table:table-row table:style-name="ro2">
          <table:table-cell table:style-name="ce18" office:value-type="date" office:date-value="2014-02-03">
            <text:p>03/02/14</text:p>
          </table:table-cell>
          <table:table-cell office:value-type="string">
            <text:p>Registration,login,forgot password,reset password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Edit profil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Basic user information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hange email addres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CMS pages</text:p>
          </table:table-cell>
          <table:table-cell table:number-columns-repeated="1022"/>
        </table:table-row>
        <table:table-row table:style-name="ro2">
          <table:table-cell table:style-name="ce18" office:value-type="date" office:date-value="2014-02-06">
            <text:p>06/02/14</text:p>
          </table:table-cell>
          <table:table-cell office:value-type="string">
            <text:p>formatting the code</text:p>
          </table:table-cell>
          <table:table-cell table:number-columns-repeated="1022"/>
        </table:table-row>
        <table:table-row table:style-name="ro2">
          <table:table-cell table:style-name="ce18" office:value-type="date" office:date-value="2014-02-07">
            <text:p>07/02/14</text:p>
          </table:table-cell>
          <table:table-cell office:value-type="string">
            <text:p>formatting the cod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repare basic API and other requirements fpr phase 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8" office:value-type="date" office:date-value="2014-02-10">
            <text:p>10/02/14</text:p>
          </table:table-cell>
          <table:table-cell table:style-name="ce20" office:value-type="string">
            <text:p>phase II functionality task list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>
            <text:p><text:span text:style-name="T2">Payment method management</text:span></text:p>
          </table:table-cell>
          <table:table-cell table:number-columns-repeated="1022"/>
        </table:table-row>
        <table:table-row table:style-name="ro3">
          <table:table-cell/>
          <table:table-cell table:style-name="ce22" office:value-type="string">
            <text:p><text:span text:style-name="T4">Currency Management</text:span>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>
            <text:p><text:span text:style-name="T1">Premium service receipts listing</text:span></text:p>
          </table:table-cell>
          <table:table-cell table:number-columns-repeated="1022"/>
        </table:table-row>
        <table:table-row table:style-name="ro4">
          <table:table-cell/>
          <table:table-cell table:style-name="ce23" office:value-type="string">
            <text:p>Trusted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>
            <text:p>-<text:span text:style-name="T1">Your trusted people</text:span>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>
            <text:p>-<text:span text:style-name="T1">Your trusted advertisements listing</text:span></text:p>
          </table:table-cell>
          <table:table-cell table:number-columns-repeated="1022"/>
        </table:table-row>
        <table:table-row table:style-name="ro3">
          <table:table-cell/>
          <table:table-cell table:style-name="ce21" office:value-type="string">
            <text:p>-<text:span text:style-name="T1">More about the system </text:span><text:span text:style-name="T5">(</text:span><text:span text:style-name="T1">FAQ</text:span><text:span text:style-name="T5">)</text:span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21" office:value-type="string">
            <text:p><text:span text:style-name="T2">Trade advertisement(Add/Edit/Delete/Adctivate/Deactivate)</text:span>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<text:span text:style-name="T1">Actve lists</text:span>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<text:span text:style-name="T1">Closed conatcts</text:span>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<text:span text:style-name="T1">Cancel conatcts</text:span>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<text:span text:style-name="T1">Released conatcts</text:span>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<text:span text:style-name="T1">Buy Requests listing</text:span></text:p>
          </table:table-cell>
          <table:table-cell table:number-columns-repeated="1022"/>
        </table:table-row>
        <table:table-row table:style-name="ro2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esign-requirements" table:style-name="ta1">
        <office:forms form:automatic-focus="false" form:apply-design-mode="false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1" table:default-cell-style-name="ce3"/>
        <table:table-row table:style-name="ro2">
          <table:table-cell table:style-name="ce4" office:value-type="string">
            <text:p>DATE</text:p>
          </table:table-cell>
          <table:table-cell table:style-name="ce4" office:value-type="string">
            <text:p>SR NO</text:p>
          </table:table-cell>
          <table:table-cell table:style-name="ce4" office:value-type="string">
            <text:p>PAGE NAME</text:p>
          </table:table-cell>
          <table:table-cell table:style-name="ce10" table:number-columns-repeated="1021"/>
        </table:table-row>
        <table:table-row table:style-name="ro2">
          <table:table-cell table:style-name="ce5" table:number-columns-repeated="2"/>
          <table:table-cell table:style-name="ce7" office:value-type="string">
            <text:p>Phase – I</text:p>
          </table:table-cell>
          <table:table-cell table:style-name="ce5"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date" office:date-value="2014-02-07">
            <text:p>07/02/14</text:p>
          </table:table-cell>
          <table:table-cell table:style-name="ce6" office:value-type="float" office:value="1">
            <text:p>1</text:p>
          </table:table-cell>
          <table:table-cell office:value-type="string">
            <text:p>home page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cms page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FAQ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Contact U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Publication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Terms of Services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signup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sign i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forgot password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reset password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edit profi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Basic user informatio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Change passwor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Change email addres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Real nam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Account deletion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dashboard</text:p>
          </table:table-cell>
          <table:table-cell table:number-columns-repeated="1021"/>
        </table:table-row>
        <table:table-row table:style-name="ro2">
          <table:table-cell table:style-name="ce5" table:number-columns-repeated="2"/>
          <table:table-cell table:style-name="ce5" office:value-type="string">
            <text:p>Phase – II</text:p>
          </table:table-cell>
          <table:table-cell table:style-name="ce5" table:number-columns-repeated="1021"/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Trusted peopl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tab1- youe trusted peopl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-tab2 -<text:span text:style-name="T1">Your trusted advertisements listing</text:span>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-tab3 - <text:span text:style-name="T1">More about the trust system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10">
            <text:p>10</text:p>
          </table:table-cell>
          <table:table-cell table:style-name="ce8" office:value-type="string">
            <text:p>dashboar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dashboard/active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<text:s/>-- <text:span text:style-name="T1">Create a bitcoin trade advertisement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closed contac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released contact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-cancelled contacts</text:p>
          </table:table-cell>
          <table:table-cell table:number-columns-repeated="1021"/>
        </table:table-row>
        <table:table-row table:style-name="ro3">
          <table:table-cell/>
          <table:table-cell office:value-type="float" office:value="11">
            <text:p>11</text:p>
          </table:table-cell>
          <table:table-cell table:style-name="ce9" office:value-type="string">
            <text:p><text:span text:style-name="T2">Two-factor authentication</text:span>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style-name="ce5" table:number-columns-repeated="1024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I &amp; other requirments" table:style-name="ta1">
        <office:forms form:automatic-focus="false" form:apply-design-mode="false"/>
        <table:table-column table:style-name="co1" table:number-columns-repeated="2" table:default-cell-style-name="ce11"/>
        <table:table-column table:style-name="co5" table:default-cell-style-name="ce11"/>
        <table:table-column table:style-name="co1" table:number-columns-repeated="1021" table:default-cell-style-name="ce11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phase</text:p>
          </table:table-cell>
          <table:table-cell table:style-name="ce1"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12" office:value-type="date" office:date-value="2014-02-07">
            <text:p>07/02/14</text:p>
          </table:table-cell>
          <table:table-cell office:value-type="string">
            <text:p>Phase-II</text:p>
          </table:table-cell>
          <table:table-cell office:value-type="string">
            <text:p>google location API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urrency converter API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3" office:value-type="string">
            <text:p>current market value of BTC API(<text:span text:style-name="T3">USD exchange rates</text:span>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SMS varifaication <text:s/>API(for contact reason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rusted people (how to implements the logic for this)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14" office:value-type="string">
            <text:p>1.sell bitcoi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Payment method (according to payment method we must have to calculate the risk level(high,low,unknown))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4" office:value-type="string">
            <text:p>2.buy bitcoi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Track liquidity(??????){Decreases the max sell amount as requests are filled, so you will at most sell your specified max amount.}</text:p>
          </table:table-cell>
          <table:table-cell table:number-columns-repeated="1021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PI info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row table:style-name="ro2">
          <table:table-cell office:value-type="string">
            <text:p>sms api</text:p>
          </table:table-cell>
          <table:table-cell/>
        </table:table-row>
        <table:table-row table:style-name="ro3">
          <table:table-cell/>
          <table:table-cell office:value-type="string">
            <text:p>&lt;script type='text/javascript' charset='UTF-8' src='<text:a xlink:href="http://api.ringcaptcha.com/widget/u9i1y8ire9yduqi6ejuf">http://api.ringcaptcha.com/widget/u9i1y8ire9yduqi6ejuf</text:a>'&gt;&lt;/script&gt;</text:p>
          </table:table-cell>
        </table:table-row>
        <table:table-row table:style-name="ro6">
          <table:table-cell table:number-columns-repeated="2"/>
        </table:table-row>
        <table:table-row table:style-name="ro2">
          <table:table-cell/>
          <table:table-cell table:style-name="ce15" office:value-type="string">
            <text:p>App key:</text:p>
          </table:table-cell>
        </table:table-row>
        <table:table-row table:style-name="ro2">
          <table:table-cell/>
          <table:table-cell office:value-type="string">
            <text:p>u9i1y8ire9yduqi6ejuf</text:p>
          </table:table-cell>
        </table:table-row>
        <table:table-row table:style-name="ro2">
          <table:table-cell/>
          <table:table-cell table:style-name="ce15" office:value-type="string">
            <text:p>Secret key:</text:p>
          </table:table-cell>
        </table:table-row>
        <table:table-row table:style-name="ro2">
          <table:table-cell/>
          <table:table-cell office:value-type="string">
            <text:p>atomuragy2iqi8ote3u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14:26: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25 </meta:initial-creator>
    <meta:creation-date>2014-02-03T10:29:27</meta:creation-date>
    <dc:date>2014-02-13T15:16:00</dc:date>
    <dc:creator>dev25 </dc:creator>
    <meta:editing-duration>P1DT2H56M28S</meta:editing-duration>
    <meta:editing-cycles>42</meta:editing-cycles>
    <meta:generator>LibreOffice/3.6$Linux_x86 LibreOffice_project/360m1$Build-2</meta:generator>
    <meta:document-statistic meta:table-count="4" meta:cell-count="92" meta:object-count="0"/>
  </office:meta>
</office:document-meta>
</file>